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size="18pt" style:font-size-asian="18pt" style:font-size-complex="18pt"/>
    </style:style>
    <style:style style:name="P2" style:family="paragraph" style:parent-style-name="Standard">
      <style:text-properties style:font-name="Trebuchet MS" fo:font-size="12pt" style:font-size-asian="12pt" style:font-size-complex="12pt"/>
    </style:style>
    <style:style style:name="P3" style:family="paragraph" style:parent-style-name="Standard">
      <style:text-properties fo:color="#ffffff" style:font-name="Trebuchet MS" fo:font-size="16pt" fo:background-color="#000000" style:font-size-asian="16pt" style:font-size-complex="16pt"/>
    </style:style>
    <style:style style:name="P4" style:family="paragraph" style:parent-style-name="Standard">
      <style:text-properties style:font-name="Trebuchet MS"/>
    </style:style>
    <style:style style:name="P5" style:family="paragraph" style:parent-style-name="Standard">
      <style:text-properties style:font-name="Trebuchet MS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rebuchet M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tal Inflation</text:p>
      <text:p text:style-name="P2">Design Document</text:p>
      <text:p text:style-name="P2"/>
      <text:p text:style-name="P3">Gameplay <text:s text:c="66"/></text:p>
      <text:p text:style-name="P4"/>
      <text:p text:style-name="P4">In Fatal Inflation, the player controls InsertName, a character with a balloon for a head. <text:s/>The player's main objective is to survive for the entire length of the level. <text:s/>In order to do this, the player must not let the balloon be popped. <text:s/>If the balloon touches any enemy or any edge of the screen, it will explode, and the player will fall to his or her death.</text:p>
      <text:p text:style-name="P4"/>
      <text:p text:style-name="P4">The player will have 3 lives to complete a group of five levels. <text:s/>If successful, the next group of levels will start, and the life counter will return to 3. <text:s/>If unsuccessful, the original group of levels will need to be replayed.</text:p>
      <text:p text:style-name="P3"/>
      <text:p text:style-name="P3">The Controls <text:s text:c="62"/></text:p>
      <text:p text:style-name="P4"/>
      <text:p text:style-name="P4">Left: Moves the player left</text:p>
      <text:p text:style-name="P4">Right: Moves the player right</text:p>
      <text:p text:style-name="P4">A: Inflates the balloon</text:p>
      <text:p text:style-name="P4">B: Deflate the balloon</text:p>
      <text:p text:style-name="P3"/>
      <text:p text:style-name="P3">Levels <text:s text:c="72"/></text:p>
      <text:p text:style-name="P4"/>
      <text:p text:style-name="P2">Each level will have a predetermined length. <text:s/>If the player survives for the length of the level, he or she will move on to the next level.</text:p>
      <text:p text:style-name="P2"/>
      <text:p text:style-name="P2">Level Format (for more info an enemy format, see the Enemies section)</text:p>
      <text:p text:style-name="P2"/>
      <text:p text:style-name="P2">Title: “Level Title Here”</text:p>
      <text:p text:style-name="P2">Song: song.mp3</text:p>
      <text:p text:style-name="P2">Background: background.jpg</text:p>
      <text:p text:style-name="P2">Length: 06000</text:p>
      <text:p text:style-name="P2"/>
      <text:p text:style-name="P5">00500 A 12 400 0 Red 0;</text:p>
      <text:p text:style-name="P5">01000 A 5 -400 0 Cyan 0;</text:p>
      <text:p text:style-name="P5">01500 A 3 300 -5 Red 0;</text:p>
      <text:p text:style-name="P5">02000 A 24 -300 0 Cyan 0;</text:p>
      <text:p text:style-name="P5">03000 A 30 400 5 Seek 0;</text:p>
      <text:p text:style-name="P2"/>
      <text:p text:style-name="P4"/>
      <text:p text:style-name="P3">Enemies <text:s text:c="69"/></text:p>
      <text:p text:style-name="P4"/>
      <text:p text:style-name="P4">There are three main enemies in Fatal Inflation. <text:s/>The arrow, the ball, and the laser. <text:s/>The arrows fire from the edge of the screen and will pop the player's balloon on contact with it. <text:s/>The balls also come from the edge of the screen and bounce around the screen for a set period of time. <text:s/>The lasers show a warning light and then fire across the screen.</text:p>
      <text:p text:style-name="P4"/>
      <text:p text:style-name="P4">Enemy Format</text:p>
      <text:p text:style-name="P4"><text:span text:style-name="T1">TimeOfLaunch Enemy Y-axisOrigin X-Velocity Y-Velocity Color Visual</text:span>;</text:p>
      <text:p text:style-name="P4"/>
      <text:p text:style-name="P4"><text:span text:style-name="T1">TimeOfLaunch</text:span>: Measured in centiseconds (100 centiseconds = 1 second)</text:p>
      <text:p text:style-name="P4">Acceptable values: 0-99999</text:p>
      <text:p text:style-name="P4"/>
      <text:p text:style-name="P4"><text:span text:style-name="T1">Enemy</text:span>: The type of enemy that will appear. <text:s/>'A' is an arrow. <text:s/>'B' is a ball. <text:s/>'L' is a laser.</text:p>
      <text:p text:style-name="P4">Acceptable values: A, L, B</text:p>
      <text:p text:style-name="P4"/>
      <text:p text:style-name="P4"><text:span text:style-name="T1">Y-axisOrigin</text:span>: Where on the Y-axis the enemy will originate. <text:s/>There are 32 slots (each 25 pixels tall) <text:s/>Slot 1 is the uppermost slot and 32 is the lowermost. <text:s/></text:p>
      <text:p text:style-name="P4"/>
      <text:p text:style-name="P4">If 'A' is put in for this value, the program will check to see where the player is on screen and what direction the player is moving. <text:s/>If the player is moving up, the enemy will fire above the player. <text:s/>If the player is moving down, the enemy will fire below the player.</text:p>
      <text:p text:style-name="P4"/>
      <text:p text:style-name="P4">If 'R' is put in for this value, the enemy will fire from a random slot on the screen.</text:p>
      <text:p text:style-name="P4">Acceptable values: 1-32, A, R</text:p>
      <text:p text:style-name="P4"/>
      <text:p text:style-name="P4"><text:span text:style-name="T1">X-Velocity</text:span>: This determines how fast the enemy will be moving on the X-axis and in what direction it will move. <text:s/>Positive is from left to right. <text:s/>Negative is from right to left. <text:s/>X-Velocity has no effect on lasers. <text:s/>The value is measured in pixels per second.</text:p>
      <text:p text:style-name="P4"/>
      <text:p text:style-name="P4">If 'R' is put in for this value, the enemy will fire with a random 'reasonable' velocity.</text:p>
      <text:p text:style-name="P4"/>
      <text:p text:style-name="P4">Acceptable values: -99 to -1, 1 to 99, R</text:p>
      <text:p text:style-name="P4"/>
      <text:p text:style-name="P4"><text:span text:style-name="T1">Y-Velocity</text:span>: This determines how fast the enemy will be moving on the Y-axis and in what direction it will move. <text:s/>Positive is up. <text:s/>Negative is down. <text:s/>Y-Velocity has no effect on lasers. <text:s/>The value is measured in pixels per second.</text:p>
      <text:p text:style-name="P4"/>
      <text:p text:style-name="P4">If 'R' is put in for this value, the enemy will fire with a random 'reasonable' velocity.</text:p>
      <text:p text:style-name="P4"/>
      <text:p text:style-name="P4">Acceptable values: -99 to -1, 1 to 99, R</text:p>
      <text:p text:style-name="P4"/>
      <text:p text:style-name="P4"><text:span text:style-name="T1">Color: </text:span><text:span text:style-name="T2">This determines what color the enemy will be. <text:s/>The program will then load the appropriate graphic. <text:s/>“Seek” is another graphic file just like the other colors. <text:s/>'R' will choose any color except for seek at random.</text:span></text:p>
      <text:p text:style-name="P4">Acceptable Values: Red, Orange, Yellow, Green, Cyan, Blue, Violet, Pink, Black, Seek, R</text:p>
      <text:p text:style-name="P4"/>
      <text:p text:style-name="P4">Note: If “Seek” is used, the arrow will have a special property. <text:s/>If the arrow goes above or below the the player, it's Y-AxisVelocity will switch signs. <text:s/>“Seek” is not an acceptable value for balls or lasers.</text:p>
      <text:p text:style-name="P4"/>
      <text:p text:style-name="P4"><text:span text:style-name="T1">Visual:</text:span> Any other visual properties will be handled here. A value of '0' means no special properties will be used. <text:s/>'1' turns blinking on (the arrow will appear and dissapear).</text:p>
      <text:p text:style-name="P4"/>
      <text:p text:style-name="P4">0: None</text:p>
      <text:p text:style-name="P4">1: Blink (Arrow changes from visible to invisible every 50 pixels)</text:p>
      <text:p text:style-name="P4">2: Fade out (0% opaqueness after traveling 800 pixels)</text:p>
      <text:p text:style-name="P4">3: Fade out (0% opaqueness after traveling 600 pixels)</text:p>
      <text:p text:style-name="P4">4: Fade out (0% opaqueness after traveling 400 pixels)</text:p>
      <text:p text:style-name="P4">5: Fade out (0% opaqueness after traveling 200 pixels)</text:p>
      <text:p text:style-name="P4"/>
      <text:p text:style-name="P4"/>
      <text:p text:style-name="P4"/>
      <text:p text:style-name="P4">Example:</text:p>
      <text:p text:style-name="P6">00100 A 15 20 0 Red 0;</text:p>
      <text:p text:style-name="P4">The enemy would launch at <text:span text:style-name="T1">00100</text:span> centiseconds (1 second) into the level.</text:p>
      <text:p text:style-name="P4">The enemy is an <text:span text:style-name="T1">A</text:span><text:span text:style-name="T2">rrow</text:span>.</text:p>
      <text:p text:style-name="P4">The enemy will launch from position <text:span text:style-name="T1">15</text:span> on the Y-axis.</text:p>
      <text:p text:style-name="P4">The enemy has a positive X velocity of <text:span text:style-name="T1">20</text:span> pixels/second letting us now it's coming from the left side of the screen.</text:p>
      <text:p text:style-name="P4">The enemy has a Y-velocity of <text:span text:style-name="T1">0</text:span> pixels/second.</text:p>
      <text:p text:style-name="P4">The <text:span text:style-name="T1">red</text:span> version of the enemy will be loaded.</text:p>
      <text:p text:style-name="P4">The enemy will not(<text:span text:style-name="T1">0</text:span>) have any special visual properties.</text:p>
      <text:p text:style-name="P4"/>
      <text:p text:style-name="P3">Saving <text:s text:c="72"/></text:p>
      <text:p text:style-name="P3"/>
      <text:p text:style-name="P4">Every time a set of 5 levels is completed, the game will save. <text:s/>A level select screen will be available. <text:s/>If a set of levels has already been completed, the player can choose any level from that specific set. <text:s/>If not all levels from a set are completed, the player can only start on the first level of that particular set until the set is finish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8-27T16:13:55</meta:creation-date>
    <dc:date>2006-08-27T18:24:00</dc:date>
    <meta:editing-cycles>27</meta:editing-cycles>
    <meta:editing-duration>PT2H10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1" meta:word-count="911" meta:character-count="5213"/>
  </office:meta>
</office:document-meta>
</file>